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officeooo:paragraph-rsid="0005cb9f"/>
    </style:style>
    <style:style style:name="P3" style:family="paragraph" style:parent-style-name="List_20_Paragraph" style:list-style-name="WWNum1">
      <style:text-properties officeooo:paragraph-rsid="0008c66a"/>
    </style:style>
    <style:style style:name="P4" style:family="paragraph" style:parent-style-name="List_20_Paragraph" style:list-style-name="WWNum1">
      <style:text-properties fo:language="ru" fo:country="RU"/>
    </style:style>
    <style:style style:name="P5" style:family="paragraph" style:parent-style-name="List_20_Paragraph" style:list-style-name="WWNum1">
      <style:text-properties fo:language="ru" fo:country="RU" officeooo:paragraph-rsid="0009d401"/>
    </style:style>
    <style:style style:name="P6" style:family="paragraph" style:parent-style-name="List_20_Paragraph" style:list-style-name="WWNum1" style:master-page-name="Standard">
      <style:paragraph-properties style:page-number="auto"/>
    </style:style>
    <style:style style:name="T1" style:family="text">
      <style:text-properties fo:language="en" fo:country="US"/>
    </style:style>
    <style:style style:name="T2" style:family="text">
      <style:text-properties fo:language="en" fo:country="US" officeooo:rsid="000778b2"/>
    </style:style>
    <style:style style:name="T3" style:family="text">
      <style:text-properties fo:language="en" fo:country="US" officeooo:rsid="0008c66a"/>
    </style:style>
    <style:style style:name="T4" style:family="text">
      <style:text-properties fo:language="ru" fo:country="RU"/>
    </style:style>
    <style:style style:name="T5" style:family="text">
      <style:text-properties fo:language="ru" fo:country="RU" officeooo:rsid="0005cb9f"/>
    </style:style>
    <style:style style:name="T6" style:family="text">
      <style:text-properties fo:language="ru" fo:country="RU" officeooo:rsid="000778b2"/>
    </style:style>
    <style:style style:name="T7" style:family="text">
      <style:text-properties fo:language="ru" fo:country="RU" officeooo:rsid="0008c66a"/>
    </style:style>
    <style:style style:name="T8" style:family="text">
      <style:text-properties officeooo:rsid="0005cb9f"/>
    </style:style>
    <style:style style:name="T9" style:family="text">
      <style:text-properties officeooo:rsid="000778b2"/>
    </style:style>
    <style:style style:name="T10" style:family="text">
      <style:text-properties officeooo:rsid="0008c66a"/>
    </style:style>
    <style:style style:name="T11" style:family="text">
      <style:text-properties officeooo:rsid="0009d4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32741" text:style-name="WWNum1">
        <text:list-item>
          <text:p text:style-name="P6">Цели подразделения на 2013 год.</text:p>
          <text:list>
            <text:list-item>
              <text:p text:style-name="P1">Повысить качество тестирования. Для этого необходимо разработать систему оценки эффективности труда специалистов по качеству ПО. За основу оценки необходимо выбрать количество дефектов открытых специалистом по качеству, количество дефектов, открытых заказчиком после релиза, сложность тестируемого приложения (или функционала), <text:span text:style-name="T8">объём разработки.</text:span> Оценку планируется проводить после каждой сдачи фазы проекта или релиза (ТСС).</text:p>
            </text:list-item>
            <text:list-item>
              <text:p text:style-name="P1">Сократить время на регрессионное <text:span text:style-name="T1">тестирование:</text:span></text:p>
              <text:list>
                <text:list-item>
                  <text:p text:style-name="P4">Улучшить оценк<text:span text:style-name="T10">у</text:span> <text:span text:style-name="T10">времени </text:span>тестирования на этапе оценк<text:span text:style-name="T10">и</text:span> перспективных проектов.</text:p>
                </text:list-item>
                <text:list-item>
                  <text:p text:style-name="P1"><text:span text:style-name="T5">Переход</text:span><text:span text:style-name="T1"> </text:span><text:s/>к тестированию на основе рисков.</text:p>
                </text:list-item>
              </text:list>
            </text:list-item>
            <text:list-item>
              <text:p text:style-name="P1">Ввести обязательн<text:span text:style-name="T4">ым</text:span> составление тестового план<text:span text:style-name="T4">а.</text:span></text:p>
            </text:list-item>
            <text:list-item>
              <text:p text:style-name="P1">Завершить до конца года специализацию тестировщиков, подготовив:</text:p>
              <text:list>
                <text:list-item>
                  <text:p text:style-name="P1">Сформировать команду экспертов в нагрузочном тестировании. На данный момент нагрузочное тестирование встроено в процесс тестирования проекта ТСС. Есть опыт проведения нагрузочного тестирования на проектах <text:span text:style-name="T1">DMD </text:span><text:span text:style-name="T4">(сентябрь 2011, когда </text:span><text:span text:style-name="T1">DMD </text:span><text:span text:style-name="T4">стало публичным) и Биржа. Каждый из команды тестирования умеет пользоваться </text:span><text:span text:style-name="T1">J-meter, </text:span><text:span text:style-name="T4">есть лидеры в данной области. Самое главное — это освоить весь цикл подготовки и проведения нагрузочного тестирования от профилирования нагрузки до проведения всей линейки нагрузочных тестов.</text:span></text:p>
                </text:list-item>
                <text:list-item>
                  <text:p text:style-name="P1">Подготовить специалиста в области <text:span text:style-name="T1">usability</text:span> тестирования. На данный момент один из специалистов по качеству ПО занимается подготовкой по данному вопросу. Цель подготовки — <text:span text:style-name="T9">проведение оценки удобства использования на этапе оценки </text:span><text:span text:style-name="T10">и на этапе тестирования</text:span><text:span text:style-name="T9">. Я (или кто-то из опытных </text:span><text:span text:style-name="T10">тестировщик</text:span><text:span text:style-name="T9">ов</text:span><text:span text:style-name="T10">)</text:span><text:span text:style-name="T9"> проводит оценку тестирования + при необходимости привлекается специалист для оценки удобства использования интерфейса. После реализации проектов, на этапе тестирования также проводится тестирование </text:span><text:span text:style-name="T2">usability </text:span><text:span text:style-name="T6">по выбранной методике.</text:span></text:p>
                </text:list-item>
                <text:list-item>
                  <text:p text:style-name="P1">Подготовить 2 тестировщиков-автоматизаторов. Необходимо выбрать инструмент, с помощью которого будет осуществляться автоматизация <text:span text:style-name="T1">(Selenium </text:span><text:span text:style-name="T4">или </text:span><text:span text:style-name="T1">screen-shot based) </text:span><text:span text:style-name="T4">и разработать методику его использования и поддержания авто-тестов в актуальном состоянии. </text:span><text:span text:style-name="T7">На данном этапе проводится оценка </text:span><text:span text:style-name="T3">Selenium IDE recorder.</text:span></text:p>
                </text:list-item>
                <text:list-item>
                  <text:p text:style-name="P1">Подготовить специалиста в области тестирования безопасности.<text:bookmark text:name="_GoBack"/></text:p>
                </text:list-item>
              </text:list>
            </text:list-item>
            <text:list-item>
              <text:p text:style-name="P1">Продолжить процесс обучения тестировщиков и <text:span text:style-name="T7">организовать процесс </text:span>передачи знаний в команде<text:span text:style-name="T10">:</text:span></text:p>
              <text:list>
                <text:list-item>
                  <text:p text:style-name="P1">Внутренние семинары.</text:p>
                </text:list-item>
                <text:list-item>
                  <text:p text:style-name="P1">Подготовка специалистов на специализированных курсах и тренингах.</text:p>
                </text:list-item>
              </text:list>
            </text:list-item>
            <text:list-item>
              <text:p text:style-name="P1">Сделать сбор <text:span text:style-name="T10">и анализ </text:span>статистики регулярн<text:span text:style-name="T10">ым</text:span>. <text:span text:style-name="T10">Срок до 03.06.2013.</text:span></text:p>
            </text:list-item>
            <text:list-item>
              <text:p text:style-name="P2"><text:span text:style-name="T8">Внедрить систему оценки знаний тестировщиков</text:span><text:span text:style-name="T10">:</text:span></text:p>
              <text:list>
                <text:list-item>
                  <text:p text:style-name="P3"><text:soft-page-break/><text:span text:style-name="T10">За основу стоит взять систему разработанную </text:span><text:span text:style-name="T3">ISTQB – international software qualification board. </text:span><text:span text:style-name="T7">В данной системе оцениваются теоретические и практические навыки тестировщиков.</text:span></text:p>
                </text:list-item>
              </text:list>
            </text:list-item>
            <text:list-item>
              <text:p text:style-name="P5"><text:span text:style-name="T11">Повысить качество оценки тестирования.</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nstantin Firsanov</meta:initial-creator>
    <meta:editing-cycles>4</meta:editing-cycles>
    <meta:creation-date>2013-04-08T11:31:00</meta:creation-date>
    <dc:date>2013-04-09T16:58:32.44</dc:date>
    <meta:editing-duration>PT02H57M00S</meta:editing-duration>
    <meta:generator>OpenOffice.org/3.2$Win32 OpenOffice.org_project/320m19$Build-9505</meta:generator>
    <meta:document-statistic meta:table-count="0" meta:image-count="0" meta:object-count="0" meta:page-count="2" meta:paragraph-count="18" meta:word-count="337" meta:character-count="2721"/>
    <meta:user-defined meta:name="AppVersion">14.0000</meta:user-defined>
    <meta:user-defined meta:name="Company">issart lt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